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odesheet for the LEGACIES state identification process</text:title></text:p>
      <text:p text:style-name="OrgTitle"/>
      <text:p text:style-name="OrgSubtitle"><text:initial-creator>john@doe.com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f28ccf">1. Part 1: statehood</text:a></text:p>
          <text:p text:style-name="Contents_20_1"><text:a xlink:type="simple" xlink:href="#orgc6c7d3d">2. Location</text:a></text:p>
        </text:index-body>
      </text:table-of-content>
      <text:h text:style-name="Heading_20_1" text:outline-level="1" text:is-list-header="false">
<text:bookmark-start text:name="OrgXref.org4f28ccf"/>
<text:bookmark text:name="org4f28ccf"/>Part 1: statehood
<text:bookmark-end text:name="OrgXref.org4f28ccf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Entity_Nam​e</text:span></text:p>
              </table:table-cell>
              <table:table-cell table:style-name="OrgTblCellTB">
                <text:p text:style-name="OrgTableHeadingLeft"/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><text:span text:style-name="Bold">Other_Name</text:span></text:p>
              </table:table-cell>
              <table:table-cell table:style-name="OrgTblCellT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B">
                <text:p text:style-name="OrgTableContentsLeft"><text:span text:style-name="Bold">COWNUM</text:span></text:p>
              </table:table-cell>
              <table:table-cell table:style-name="OrgTblCellT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B">
                <text:p text:style-name="OrgTableContentsLeft"><text:span text:style-name="Bold">COWID</text:span></text:p>
              </table:table-cell>
              <table:table-cell table:style-name="OrgTblCellTB">
                <text:p text:style-name="OrgTableContentsLeft"/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c6c7d3d"/>
<text:bookmark text:name="orgc6c7d3d"/>Location
<text:bookmark-end text:name="OrgXref.orgc6c7d3d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<text:span text:style-name="Bold">Cap</text:span>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lease provide the latitude and longitude coordinates here for the capital cities (or most important city, or center) of the entity. Separate the coordinates with a comma, and different cities with a semi-colon. Please use Degrees Minutes Seconds format, with each element separated by a space (i.e. Sydney would be 33 52 04 S, 151 12 36 E)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<text:span text:style-name="Bold">Cap_Name</text:span></text:p>
              </table:table-cell>
              <table:table-cell table:style-name="OrgTblCellB">
                <text:p text:style-name="OrgTableContentsLeft">test citing\citep{Arrowsmith1802}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2-08-29T10:58:00</dc:date>
    <meta:creation-date>2022-08-29T10:58:00</meta:creation-date>
    <meta:generator>Emacs 28.1 (Org mode 9.6)</meta:generator>
    <meta:keyword/>
    <dc:subject/>
    <dc:title>Codesheet for the LEGACIES state identification process</dc:title>
  </office:meta>
</office:document-meta>
</file>